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4000000FEAE66842CD26CAEF6.jpg" manifest:media-type="image/jpeg"/>
  <manifest:file-entry manifest:full-path="Pictures/10000000000001F40000010A395DBAB6F20105DD.jpg" manifest:media-type="image/jpeg"/>
  <manifest:file-entry manifest:full-path="Pictures/10000000000001F400000113A85E120083B3B755.jpg" manifest:media-type="image/jpeg"/>
  <manifest:file-entry manifest:full-path="Pictures/10000000000001F4000000F42FE18A42EEDFA2A1.jpg" manifest:media-type="image/jpeg"/>
  <manifest:file-entry manifest:full-path="Pictures/10000000000001F40000010540363D42A7EDA64A.jpg" manifest:media-type="image/jpeg"/>
  <manifest:file-entry manifest:full-path="Pictures/10000000000001F40000011090FAC0CCFC9BC593.jpg" manifest:media-type="image/jpeg"/>
  <manifest:file-entry manifest:full-path="Pictures/10000000000001F40000010C037366A52E662A81.jpg" manifest:media-type="image/jpeg"/>
  <manifest:file-entry manifest:full-path="Pictures/10000000000001F400000111C9652567D28F63B8.jpg" manifest:media-type="image/jpeg"/>
  <manifest:file-entry manifest:full-path="Pictures/10000000000001F4000001030280E139AEEBEBBE.jpg" manifest:media-type="image/jpeg"/>
  <manifest:file-entry manifest:full-path="Pictures/10000000000001F40000010BB9EDAF64629B783A.jpg" manifest:media-type="image/jpeg"/>
  <manifest:file-entry manifest:full-path="Pictures/10000000000001F4000001067BF5CE98A5436E57.jpg" manifest:media-type="image/jpeg"/>
  <manifest:file-entry manifest:full-path="Pictures/10000000000001F400000100E6CFB585CDA91ECC.jpg" manifest:media-type="image/jpeg"/>
  <manifest:file-entry manifest:full-path="Pictures/10000000000001F400000102261E03080DC2530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a9c42" officeooo:paragraph-rsid="000a9c42"/>
    </style:style>
    <style:style style:name="P2" style:family="paragraph" style:parent-style-name="Standard">
      <style:paragraph-properties fo:break-before="page"/>
      <style:text-properties style:text-position="super 58%" officeooo:paragraph-rsid="000a9c42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1984in" draw:marker-end-width="0.1984in" draw:fill-color="#ff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ot" svg:stroke-color="#000000" svg:stroke-linecap="butt" draw:fill-color="#ffffff" draw:textarea-horizontal-align="justify" draw:textarea-vertical-align="middle" draw:auto-grow-height="false" fo:min-height="2.6453in" fo:min-width="5.2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457in" svg:y="0.0154in" svg:width="5.2083in" svg:height="2.6874in" draw:z-index="0"><draw:image xlink:href="Pictures/10000000000001F400000102261E03080DC2530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1291in" svg:y="0.0457in" svg:width="5.2083in" svg:height="2.6665in" draw:z-index="1"><draw:image xlink:href="Pictures/10000000000001F400000100E6CFB585CDA91EC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0453in" svg:y="0.1874in" svg:width="5.2083in" svg:height="2.7291in" draw:z-index="3"><draw:image xlink:href="Pictures/10000000000001F4000001067BF5CE98A5436E57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0665in" svg:y="0.0882in" svg:width="5.2083in" svg:height="2.698in" draw:z-index="2"><draw:image xlink:href="Pictures/10000000000001F4000001030280E139AEEBEBBE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0665in" svg:y="0.1417in" svg:width="5.2083in" svg:height="2.7811in" draw:z-index="4"><draw:image xlink:href="Pictures/10000000000001F40000010BB9EDAF64629B783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0354in" svg:y="0.1398in" svg:width="5.2083in" svg:height="2.7917in" draw:z-index="5"><draw:image xlink:href="Pictures/10000000000001F40000010C037366A52E662A8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7" text:anchor-type="char" svg:x="0.0146in" svg:y="0.0165in" svg:width="5.2083in" svg:height="2.8437in" draw:z-index="6"><draw:image xlink:href="Pictures/10000000000001F400000111C9652567D28F63B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0563in" svg:y="0.1in" svg:width="5.2083in" svg:height="2.8335in" draw:z-index="7"><draw:image xlink:href="Pictures/10000000000001F40000011090FAC0CCFC9BC59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.0665in" svg:y="0.1846in" svg:width="5.2083in" svg:height="2.8646in" draw:z-index="8"><draw:image xlink:href="Pictures/10000000000001F400000113A85E120083B3B75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0563in" svg:y="0.0835in" svg:width="5.2083in" svg:height="2.7189in" draw:z-index="9"><draw:image xlink:href="Pictures/10000000000001F40000010540363D42A7EDA64A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1083in" svg:y="0.4681in" svg:width="5.2083in" svg:height="2.7709in" draw:z-index="10"><draw:image xlink:href="Pictures/10000000000001F40000010A395DBAB6F20105DD.jpg" xlink:type="simple" xlink:show="embed" xlink:actuate="onLoad" draw:mime-type="image/jpeg"/></draw:frame><draw:frame draw:style-name="fr1" draw:name="Image12" text:anchor-type="char" svg:x="0.1291in" svg:y="3.4366in" svg:width="5.2083in" svg:height="2.5417in" draw:z-index="11"><draw:image xlink:href="Pictures/10000000000001F4000000F42FE18A42EEDFA2A1.jpg" xlink:type="simple" xlink:show="embed" xlink:actuate="onLoad" draw:mime-type="image/jpeg"/></draw:frame></text:p>
      <text:p text:style-name="P2"><draw:custom-shape text:anchor-type="paragraph" draw:z-index="13" draw:name="Shape 1" draw:style-name="gr2" draw:text-style-name="P4" svg:width="5.2303in" svg:height="2.6453in" svg:x="-0.1626in" svg:y="2.95in"><text:p/><draw:enhanced-geometry svg:viewBox="0 0 21600 21600" draw:type="rectangle" draw:enhanced-path="M 0 0 L 21600 0 21600 21600 0 21600 0 0 Z N"/></draw:custom-shape><draw:line text:anchor-type="paragraph" draw:z-index="14" draw:name="Line 1" draw:style-name="gr1" draw:text-style-name="P3" svg:x1="-0.1626in" svg:y1="2.95in" svg:x2="5.0673in" svg:y2="5.5953in"><text:p/></draw:line><draw:line text:anchor-type="paragraph" draw:z-index="15" draw:name="Line 2" draw:style-name="gr1" draw:text-style-name="P3" svg:x1="-0.1626in" svg:y1="5.5953in" svg:x2="5.0673in" svg:y2="2.95in"><text:p/></draw:line><draw:frame draw:style-name="fr1" draw:name="Image13" text:anchor-type="char" svg:x="-0.1626in" svg:y="0.0626in" svg:width="5.2083in" svg:height="2.6457in" draw:z-index="12"><draw:image xlink:href="Pictures/10000000000001F4000000FEAE66842CD26CAE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8:38:26.125704751</meta:creation-date>
    <meta:print-date>2023-04-17T18:49:31.185684346</meta:print-date>
    <dc:date>2023-04-17T19:07:35.717815558</dc:date>
    <meta:editing-duration>PT29M13S</meta:editing-duration>
    <meta:editing-cycles>1</meta:editing-cycles>
    <meta:document-statistic meta:table-count="0" meta:image-count="13" meta:object-count="0" meta:page-count="5" meta:paragraph-count="0" meta:word-count="0" meta:character-count="0" meta:non-whitespace-character-count="0"/>
    <meta:generator>LibreOffice/7.5.1.2$Linux_X86_64 LibreOffice_project/50$Build-2</meta:generator>
  </office:meta>
</office:document-meta>
</file>